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ïve Bayes method for classification: evidence splits into parts (attributes) that are independent</text:p>
      <text:p text:style-name="Standard"/>
      <text:p text:style-name="Standard">Pr[H|E] = (Pr[E1|H] * Pr[E2|H] * …. * Pr[En|H] * Pr[H]) / Pr[E]</text:p>
      <text:p text:style-name="Standard"/>
      <text:p text:style-name="Standard">where evidence E = instance and event H = class value for that instance.</text:p>
      <text:p text:style-name="Standard"/>
      <text:p text:style-name="Standard"/>
      <text:p text:style-name="Standard"/>
      <text:p text:style-name="Standard">Pseudocode for a basic rule learner:</text:p>
      <text:p text:style-name="Standard"/>
      <text:p text:style-name="Standard">For each class C</text:p>
      <text:p text:style-name="Standard"><text:tab/>Initialize E to the instance set</text:p>
      <text:p text:style-name="Standard"><text:tab/>While E contains instances in class C</text:p>
      <text:p text:style-name="Standard"><text:tab/><text:tab/>Create a rule R with an empty left-hand side that predicts C</text:p>
      <text:p text:style-name="Standard"><text:tab/><text:tab/>Until R is perfect (or there are no more attributes) do</text:p>
      <text:p text:style-name="Standard"><text:tab/><text:tab/><text:tab/>For each attribute A not mentioned in R and each value V</text:p>
      <text:p text:style-name="Standard"><text:tab/><text:tab/><text:tab/><text:tab/>Consider adding the condition A = V to the left-hand side of R</text:p>
      <text:p text:style-name="Standard"><text:tab/><text:tab/><text:tab/><text:tab/>Select A and V to maximize the accuracy of P/T</text:p>
      <text:p text:style-name="Standard"><text:tab/><text:tab/><text:tab/>Add A= V to R</text:p>
      <text:p text:style-name="Standard"><text:tab/><text:tab/>Remove the instances covered by R from 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Morrissey</meta:initial-creator>
    <meta:creation-date>2011-04-19T22:15:33.38</meta:creation-date>
    <meta:document-statistic meta:table-count="0" meta:image-count="0" meta:object-count="0" meta:page-count="1" meta:paragraph-count="14" meta:word-count="135" meta:character-count="709"/>
    <dc:date>2011-04-19T22:35:42.89</dc:date>
    <dc:creator>Matthew Morrissey</dc:creator>
    <meta:editing-duration>PT4M59S</meta:editing-duration>
    <meta:editing-cycles>1</meta:editing-cycles>
    <meta:generator>OpenOffice.org/3.3$Win32 OpenOffice.org_project/330m20$Build-9567</meta:generator>
  </office:meta>
</office:document-meta>
</file>